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lockContainerMaker.make( FONode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ionBodyMaker.make( FONode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eatablePageMasterReferenceMaker.make( FONode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ernalGraphicMaker.make( FONode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stItemBodyMaker.make( FONode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nglePageMasterReferenceMaker.make( FONode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CaseMaker.make( FONode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diOverrideMaker.make( FONode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SequenceWrapperMaker.make( FONode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NumberCitationMaker.make( FONode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treamForeignObjectMaker.make( FONode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racterMaker.make( FONode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lowMaker.make( FONode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lineContainerMaker.make( FONode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lineMaker.make( FONode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bleAndCaptionMaker.make( FONode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ElementMapping.FOElementMapp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trieveMarkerMaker.make( FONode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NumberMaker.make( FONode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ElementMapping.initializ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9">
            <text:p text:style-name="Table_20_Contents">79</text:p>
          </table:table-cell>
        </table:table-row>
        <table:table-row>
          <table:table-cell office:value-type="string">
            <text:p text:style-name="Table_20_Contents">BookmarkTitleMaker.make( FONode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clarationsMaker.make( FONode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ionAfterMaker.make( FONode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ToggleMaker.make( FONode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SwitchMaker.make( FONode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otnoteMaker.make( FONode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stItemLabelMaker.make( FONode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ionStartMaker.make( FONode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otnoteBodyMaker.make( FONode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trieveTableMarkerMaker.make( FONode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bleBodyMaker.make( FONode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icLinkMaker.make( FONode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youtMasterSetMaker.make( FONode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bleCellMaker.make( FONode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ElementMapping.getStandardPre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okmarkMaker.make( FONode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PropertySetMaker.make( FONode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loatMaker.make( FONode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bleHeaderMaker.make( FONode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rapperMaker.make( FONode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stBlockMaker.make( FONode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ionBeforeMaker.make( FONode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eatablePageMasterAlternativesMaker.make( FONode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icContentMaker.make( FONode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otMaker.make( FONode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ElementMapping.isAttributeProperty( QName attribut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Maker.make( FONode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NumberCitationLastMaker.make( FONode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bleCaptionMaker.make( FONode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SequenceMasterMaker.make( FONode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itialPropertySetMaker.make( FONode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bleRowMaker.make( FONode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PropertiesMaker.make( FONode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ditionalPageMasterReferenceMaker.make( FONode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okmarkTreeMaker.make( FONode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itleMaker.make( FONode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bleFooterMaker.make( FONode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bleMaker.make( FONode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lorProfileMaker.make( FONode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PageMasterMaker.make( FONode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bleColumnMaker.make( FONode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eaderMaker.make( FONode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rkerMaker.make( FONode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ionEndMaker.make( FONode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SequenceMaker.make( FONode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stItemMaker.make( FONode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